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0.000817094172816724" calcext:value-type="float">
            <text:p>0.000817094172817</text:p>
          </table:table-cell>
          <table:table-cell office:value-type="float" office:value="0.000599585007876158" calcext:value-type="float">
            <text:p>0.000599585007876</text:p>
          </table:table-cell>
          <table:table-cell office:value-type="float" office:value="0.000635952281299979" calcext:value-type="float">
            <text:p>0.0006359522813</text:p>
          </table:table-cell>
          <table:table-cell office:value-type="float" office:value="0.000649864959996194" calcext:value-type="float">
            <text:p>0.000649864959996</text:p>
          </table:table-cell>
        </table:table-row>
        <table:table-row table:style-name="ro1">
          <table:table-cell office:value-type="float" office:value="0.000451089581474662" calcext:value-type="float">
            <text:p>0.000451089581475</text:p>
          </table:table-cell>
          <table:table-cell office:value-type="float" office:value="0.000365599378710613" calcext:value-type="float">
            <text:p>0.000365599378711</text:p>
          </table:table-cell>
          <table:table-cell office:value-type="float" office:value="0.000375337287550792" calcext:value-type="float">
            <text:p>0.000375337287551</text:p>
          </table:table-cell>
          <table:table-cell office:value-type="float" office:value="0.000364891020581126" calcext:value-type="float">
            <text:p>0.000364891020581</text:p>
          </table:table-cell>
        </table:table-row>
        <table:table-row table:style-name="ro1">
          <table:table-cell office:value-type="float" office:value="0.000650996284093708" calcext:value-type="float">
            <text:p>0.000650996284094</text:p>
          </table:table-cell>
          <table:table-cell office:value-type="float" office:value="0.000345618755090982" calcext:value-type="float">
            <text:p>0.000345618755091</text:p>
          </table:table-cell>
          <table:table-cell office:value-type="float" office:value="0.00035765566281043" calcext:value-type="float">
            <text:p>0.00035765566281</text:p>
          </table:table-cell>
          <table:table-cell office:value-type="float" office:value="0.000319324928568676" calcext:value-type="float">
            <text:p>0.000319324928569</text:p>
          </table:table-cell>
        </table:table-row>
        <table:table-row table:style-name="ro1">
          <table:table-cell office:value-type="float" office:value="0.73635211764872" calcext:value-type="float">
            <text:p>0.73635211764872</text:p>
          </table:table-cell>
          <table:table-cell office:value-type="float" office:value="0.920148080117583" calcext:value-type="float">
            <text:p>0.920148080117583</text:p>
          </table:table-cell>
          <table:table-cell office:value-type="float" office:value="0.849730803324974" calcext:value-type="float">
            <text:p>0.849730803324974</text:p>
          </table:table-cell>
          <table:table-cell office:value-type="float" office:value="0.339908952123182" calcext:value-type="float">
            <text:p>0.339908952123182</text:p>
          </table:table-cell>
        </table:table-row>
        <table:table-row table:style-name="ro1">
          <table:table-cell office:value-type="float" office:value="0.342519694520048" calcext:value-type="float">
            <text:p>0.342519694520048</text:p>
          </table:table-cell>
          <table:table-cell office:value-type="float" office:value="0.837141492451813" calcext:value-type="float">
            <text:p>0.837141492451813</text:p>
          </table:table-cell>
          <table:table-cell office:value-type="float" office:value="0.598496222234553" calcext:value-type="float">
            <text:p>0.598496222234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426194617368" calcext:value-type="float">
            <text:p>0.449426194617368</text:p>
          </table:table-cell>
          <table:table-cell office:value-type="float" office:value="0.623648157994998" calcext:value-type="float">
            <text:p>0.623648157994998</text:p>
          </table:table-cell>
          <table:table-cell office:value-type="float" office:value="0.855971895003214" calcext:value-type="float">
            <text:p>0.855971895003214</text:p>
          </table:table-cell>
          <table:table-cell office:value-type="float" office:value="0.815494402003496" calcext:value-type="float">
            <text:p>0.815494402003496</text:p>
          </table:table-cell>
        </table:table-row>
        <table:table-row table:style-name="ro1">
          <table:table-cell office:value-type="float" office:value="0.343700527147886" calcext:value-type="float">
            <text:p>0.343700527147886</text:p>
          </table:table-cell>
          <table:table-cell office:value-type="float" office:value="0.437491439455381" calcext:value-type="float">
            <text:p>0.437491439455381</text:p>
          </table:table-cell>
          <table:table-cell office:value-type="float" office:value="0.160886872407593" calcext:value-type="float">
            <text:p>0.160886872407593</text:p>
          </table:table-cell>
          <table:table-cell office:value-type="float" office:value="0.204334370213708" calcext:value-type="float">
            <text:p>0.204334370213708</text:p>
          </table:table-cell>
        </table:table-row>
        <table:table-row table:style-name="ro1">
          <table:table-cell office:value-type="float" office:value="0.0917656698287868" calcext:value-type="float">
            <text:p>0.091765669828787</text:p>
          </table:table-cell>
          <table:table-cell office:value-type="float" office:value="0.221923097841627" calcext:value-type="float">
            <text:p>0.221923097841627</text:p>
          </table:table-cell>
          <table:table-cell office:value-type="float" office:value="0.256361063984776" calcext:value-type="float">
            <text:p>0.256361063984776</text:p>
          </table:table-cell>
          <table:table-cell office:value-type="float" office:value="0.183052242316551" calcext:value-type="float">
            <text:p>0.183052242316551</text:p>
          </table:table-cell>
        </table:table-row>
        <table:table-row table:style-name="ro1">
          <table:table-cell office:value-type="float" office:value="0.111084300791655" calcext:value-type="float">
            <text:p>0.111084300791655</text:p>
          </table:table-cell>
          <table:table-cell office:value-type="float" office:value="0.345737911818373" calcext:value-type="float">
            <text:p>0.345737911818373</text:p>
          </table:table-cell>
          <table:table-cell office:value-type="float" office:value="0.32200667188138" calcext:value-type="float">
            <text:p>0.32200667188138</text:p>
          </table:table-cell>
          <table:table-cell office:value-type="float" office:value="0.106747534496759" calcext:value-type="float">
            <text:p>0.106747534496759</text:p>
          </table:table-cell>
        </table:table-row>
        <table:table-row table:style-name="ro1">
          <table:table-cell office:value-type="float" office:value="0.611156365834817" calcext:value-type="float">
            <text:p>0.611156365834817</text:p>
          </table:table-cell>
          <table:table-cell office:value-type="float" office:value="0.600290480304295" calcext:value-type="float">
            <text:p>0.600290480304295</text:p>
          </table:table-cell>
          <table:table-cell office:value-type="float" office:value="0.600014506642345" calcext:value-type="float">
            <text:p>0.600014506642345</text:p>
          </table:table-cell>
          <table:table-cell office:value-type="float" office:value="0.712725176829927" calcext:value-type="float">
            <text:p>0.712725176829927</text:p>
          </table:table-cell>
        </table:table-row>
        <table:table-row table:style-name="ro1">
          <table:table-cell office:value-type="float" office:value="0.650029420344399" calcext:value-type="float">
            <text:p>0.650029420344399</text:p>
          </table:table-cell>
          <table:table-cell office:value-type="float" office:value="0.65380282103505" calcext:value-type="float">
            <text:p>0.65380282103505</text:p>
          </table:table-cell>
          <table:table-cell office:value-type="float" office:value="0.68367097628592" calcext:value-type="float">
            <text:p>0.68367097628592</text:p>
          </table:table-cell>
          <table:table-cell office:value-type="float" office:value="0.679657479340362" calcext:value-type="float">
            <text:p>0.679657479340362</text:p>
          </table:table-cell>
        </table:table-row>
        <table:table-row table:style-name="ro1">
          <table:table-cell office:value-type="float" office:value="0.642755533396775" calcext:value-type="float">
            <text:p>0.642755533396775</text:p>
          </table:table-cell>
          <table:table-cell office:value-type="float" office:value="0.674706521394035" calcext:value-type="float">
            <text:p>0.674706521394035</text:p>
          </table:table-cell>
          <table:table-cell office:value-type="float" office:value="0.700526829020888" calcext:value-type="float">
            <text:p>0.70052682902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825491215782" calcext:value-type="float">
            <text:p>0.419825491215782</text:p>
          </table:table-cell>
          <table:table-cell office:value-type="float" office:value="0.515905934568192" calcext:value-type="float">
            <text:p>0.515905934568192</text:p>
          </table:table-cell>
          <table:table-cell office:value-type="float" office:value="0.467554923386216" calcext:value-type="float">
            <text:p>0.467554923386216</text:p>
          </table:table-cell>
          <table:table-cell office:value-type="float" office:value="0.357137006570334" calcext:value-type="float">
            <text:p>0.357137006570334</text:p>
          </table:table-cell>
        </table:table-row>
        <table:table-row table:style-name="ro1">
          <table:table-cell office:value-type="float" office:value="0.52639165653396" calcext:value-type="float">
            <text:p>0.52639165653396</text:p>
          </table:table-cell>
          <table:table-cell office:value-type="float" office:value="0.444430305306368" calcext:value-type="float">
            <text:p>0.444430305306368</text:p>
          </table:table-cell>
          <table:table-cell office:value-type="float" office:value="0.485072644062431" calcext:value-type="float">
            <text:p>0.485072644062431</text:p>
          </table:table-cell>
          <table:table-cell office:value-type="float" office:value="0.37529624810784" calcext:value-type="float">
            <text:p>0.37529624810784</text:p>
          </table:table-cell>
        </table:table-row>
        <table:table-row table:style-name="ro1">
          <table:table-cell office:value-type="float" office:value="0.427286003266023" calcext:value-type="float">
            <text:p>0.427286003266023</text:p>
          </table:table-cell>
          <table:table-cell office:value-type="float" office:value="0.419986642241922" calcext:value-type="float">
            <text:p>0.419986642241922</text:p>
          </table:table-cell>
          <table:table-cell office:value-type="float" office:value="0.489526134237214" calcext:value-type="float">
            <text:p>0.489526134237214</text:p>
          </table:table-cell>
          <table:table-cell office:value-type="float" office:value="0.398642580303504" calcext:value-type="float">
            <text:p>0.398642580303504</text:p>
          </table:table-cell>
        </table:table-row>
        <table:table-row table:style-name="ro1">
          <table:table-cell office:value-type="float" office:value="0.000811232021078467" calcext:value-type="float">
            <text:p>0.000811232021078</text:p>
          </table:table-cell>
          <table:table-cell office:value-type="float" office:value="0.000577332801185548" calcext:value-type="float">
            <text:p>0.000577332801186</text:p>
          </table:table-cell>
          <table:table-cell office:value-type="float" office:value="0.000587076530791819" calcext:value-type="float">
            <text:p>0.000587076530792</text:p>
          </table:table-cell>
          <table:table-cell office:value-type="float" office:value="0.000607184832915664" calcext:value-type="float">
            <text:p>0.000607184832916</text:p>
          </table:table-cell>
        </table:table-row>
        <table:table-row table:style-name="ro1">
          <table:table-cell office:value-type="float" office:value="0.00033578637521714" calcext:value-type="float">
            <text:p>0.000335786375217</text:p>
          </table:table-cell>
          <table:table-cell office:value-type="float" office:value="0.00037513131974265" calcext:value-type="float">
            <text:p>0.000375131319743</text:p>
          </table:table-cell>
          <table:table-cell office:value-type="float" office:value="0.000364313978934661" calcext:value-type="float">
            <text:p>0.000364313978935</text:p>
          </table:table-cell>
          <table:table-cell office:value-type="float" office:value="0.000290297204628587" calcext:value-type="float">
            <text:p>0.000290297204629</text:p>
          </table:table-cell>
        </table:table-row>
        <table:table-row table:style-name="ro1">
          <table:table-cell office:value-type="float" office:value="0.000613618816714734" calcext:value-type="float">
            <text:p>0.000613618816715</text:p>
          </table:table-cell>
          <table:table-cell office:value-type="float" office:value="0.000406529667088762" calcext:value-type="float">
            <text:p>0.000406529667089</text:p>
          </table:table-cell>
          <table:table-cell office:value-type="float" office:value="0.000351795752067119" calcext:value-type="float">
            <text:p>0.000351795752067</text:p>
          </table:table-cell>
          <table:table-cell office:value-type="float" office:value="0.000249080534558743" calcext:value-type="float">
            <text:p>0.000249080534559</text:p>
          </table:table-cell>
        </table:table-row>
        <table:table-row table:style-name="ro1">
          <table:table-cell office:value-type="float" office:value="0.567474049645404" calcext:value-type="float">
            <text:p>0.567474049645404</text:p>
          </table:table-cell>
          <table:table-cell office:value-type="float" office:value="0.983725128157937" calcext:value-type="float">
            <text:p>0.983725128157937</text:p>
          </table:table-cell>
          <table:table-cell office:value-type="float" office:value="0.931297688557702" calcext:value-type="float">
            <text:p>0.931297688557702</text:p>
          </table:table-cell>
          <table:table-cell office:value-type="float" office:value="0.983666075089024" calcext:value-type="float">
            <text:p>0.983666075089024</text:p>
          </table:table-cell>
        </table:table-row>
        <table:table-row table:style-name="ro1">
          <table:table-cell office:value-type="float" office:value="0.502040815758039" calcext:value-type="float">
            <text:p>0.502040815758039</text:p>
          </table:table-cell>
          <table:table-cell office:value-type="float" office:value="0.863157910428879" calcext:value-type="float">
            <text:p>0.863157910428879</text:p>
          </table:table-cell>
          <table:table-cell office:value-type="float" office:value="0.970414195373435" calcext:value-type="float">
            <text:p>0.970414195373435</text:p>
          </table:table-cell>
          <table:table-cell office:value-type="float" office:value="0.775343846902046" calcext:value-type="float">
            <text:p>0.77534384690204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879126944806" calcext:value-type="float">
            <text:p>0.277879126944806</text:p>
          </table:table-cell>
          <table:table-cell office:value-type="float" office:value="0.234044768589401" calcext:value-type="float">
            <text:p>0.234044768589401</text:p>
          </table:table-cell>
          <table:table-cell office:value-type="float" office:value="0.0526653824806139" calcext:value-type="float">
            <text:p>0.052665382480614</text:p>
          </table:table-cell>
          <table:table-cell office:value-type="float" office:value="0.240863022251747" calcext:value-type="float">
            <text:p>0.240863022251747</text:p>
          </table:table-cell>
        </table:table-row>
        <table:table-row table:style-name="ro1">
          <table:table-cell office:value-type="float" office:value="0.554144194560177" calcext:value-type="float">
            <text:p>0.554144194560177</text:p>
          </table:table-cell>
          <table:table-cell office:value-type="float" office:value="0.76652760596913" calcext:value-type="float">
            <text:p>0.76652760596913</text:p>
          </table:table-cell>
          <table:table-cell office:value-type="float" office:value="0.0377585972473004" calcext:value-type="float">
            <text:p>0.037758597247301</text:p>
          </table:table-cell>
          <table:table-cell office:value-type="float" office:value="0.0770324873289125" calcext:value-type="float">
            <text:p>0.077032487328913</text:p>
          </table:table-cell>
        </table:table-row>
        <table:table-row table:style-name="ro1">
          <table:table-cell table:number-columns-repeated="3" office:value-type="float" office:value="0.76652760596913" calcext:value-type="float">
            <text:p>0.76652760596913</text:p>
          </table:table-cell>
          <table:table-cell office:value-type="float" office:value="0.641719812649235" calcext:value-type="float">
            <text:p>0.641719812649235</text:p>
          </table:table-cell>
        </table:table-row>
        <table:table-row table:style-name="ro1">
          <table:table-cell office:value-type="float" office:value="0.597810813763992" calcext:value-type="float">
            <text:p>0.597810813763992</text:p>
          </table:table-cell>
          <table:table-cell office:value-type="float" office:value="0.696382334985965" calcext:value-type="float">
            <text:p>0.696382334985965</text:p>
          </table:table-cell>
          <table:table-cell office:value-type="float" office:value="0.672926549617608" calcext:value-type="float">
            <text:p>0.672926549617608</text:p>
          </table:table-cell>
          <table:table-cell office:value-type="float" office:value="0.723838658572623" calcext:value-type="float">
            <text:p>0.723838658572623</text:p>
          </table:table-cell>
        </table:table-row>
        <table:table-row table:style-name="ro1">
          <table:table-cell office:value-type="float" office:value="0.64534565351911" calcext:value-type="float">
            <text:p>0.64534565351911</text:p>
          </table:table-cell>
          <table:table-cell office:value-type="float" office:value="0.609113261240842" calcext:value-type="float">
            <text:p>0.609113261240842</text:p>
          </table:table-cell>
          <table:table-cell office:value-type="float" office:value="0.555766393657026" calcext:value-type="float">
            <text:p>0.555766393657026</text:p>
          </table:table-cell>
          <table:table-cell office:value-type="float" office:value="0.656783980822996" calcext:value-type="float">
            <text:p>0.656783980822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0475260682274" calcext:value-type="float">
            <text:p>0.300475260682274</text:p>
          </table:table-cell>
          <table:table-cell office:value-type="float" office:value="0.604495048658409" calcext:value-type="float">
            <text:p>0.604495048658409</text:p>
          </table:table-cell>
          <table:table-cell office:value-type="float" office:value="0.618094851991978" calcext:value-type="float">
            <text:p>0.618094851991978</text:p>
          </table:table-cell>
        </table:table-row>
        <table:table-row table:style-name="ro1">
          <table:table-cell office:value-type="float" office:value="0.407741212026933" calcext:value-type="float">
            <text:p>0.407741212026933</text:p>
          </table:table-cell>
          <table:table-cell office:value-type="float" office:value="0.429308442831088" calcext:value-type="float">
            <text:p>0.429308442831088</text:p>
          </table:table-cell>
          <table:table-cell office:value-type="float" office:value="0.551382346773319" calcext:value-type="float">
            <text:p>0.551382346773319</text:p>
          </table:table-cell>
          <table:table-cell office:value-type="float" office:value="0.388407107277854" calcext:value-type="float">
            <text:p>0.388407107277854</text:p>
          </table:table-cell>
        </table:table-row>
        <table:table-row table:style-name="ro1">
          <table:table-cell office:value-type="float" office:value="0.521190259826487" calcext:value-type="float">
            <text:p>0.521190259826487</text:p>
          </table:table-cell>
          <table:table-cell office:value-type="float" office:value="0.482504550854191" calcext:value-type="float">
            <text:p>0.482504550854191</text:p>
          </table:table-cell>
          <table:table-cell office:value-type="float" office:value="0.403025007111677" calcext:value-type="float">
            <text:p>0.403025007111677</text:p>
          </table:table-cell>
          <table:table-cell office:value-type="float" office:value="0.416585910438571" calcext:value-type="float">
            <text:p>0.416585910438571</text:p>
          </table:table-cell>
        </table:table-row>
        <table:table-row table:style-name="ro1">
          <table:table-cell office:value-type="float" office:value="0.498715893066955" calcext:value-type="float">
            <text:p>0.498715893066955</text:p>
          </table:table-cell>
          <table:table-cell office:value-type="float" office:value="0.402816300380197" calcext:value-type="float">
            <text:p>0.402816300380197</text:p>
          </table:table-cell>
          <table:table-cell office:value-type="float" office:value="0.375115897489365" calcext:value-type="float">
            <text:p>0.375115897489365</text:p>
          </table:table-cell>
          <table:table-cell office:value-type="float" office:value="0.37716987627813" calcext:value-type="float">
            <text:p>0.37716987627813</text:p>
          </table:table-cell>
        </table:table-row>
        <table:table-row table:style-name="ro1">
          <table:table-cell office:value-type="float" office:value="0.000708366627804935" calcext:value-type="float">
            <text:p>0.000708366627805</text:p>
          </table:table-cell>
          <table:table-cell office:value-type="float" office:value="0.00057618849677965" calcext:value-type="float">
            <text:p>0.00057618849678</text:p>
          </table:table-cell>
          <table:table-cell office:value-type="float" office:value="0.000627058907411992" calcext:value-type="float">
            <text:p>0.000627058907412</text:p>
          </table:table-cell>
          <table:table-cell office:value-type="float" office:value="0.000494295440148562" calcext:value-type="float">
            <text:p>0.000494295440149</text:p>
          </table:table-cell>
        </table:table-row>
        <table:table-row table:style-name="ro1">
          <table:table-cell office:value-type="float" office:value="0.000316887308144942" calcext:value-type="float">
            <text:p>0.000316887308145</text:p>
          </table:table-cell>
          <table:table-cell office:value-type="float" office:value="0.00062009779503569" calcext:value-type="float">
            <text:p>0.000620097795036</text:p>
          </table:table-cell>
          <table:table-cell office:value-type="float" office:value="0.000623621803242713" calcext:value-type="float">
            <text:p>0.000623621803243</text:p>
          </table:table-cell>
          <table:table-cell office:value-type="float" office:value="0.000313952943542972" calcext:value-type="float">
            <text:p>0.000313952943543</text:p>
          </table:table-cell>
        </table:table-row>
        <table:table-row table:style-name="ro1">
          <table:table-cell office:value-type="float" office:value="0.000393283466110006" calcext:value-type="float">
            <text:p>0.00039328346611</text:p>
          </table:table-cell>
          <table:table-cell office:value-type="float" office:value="0.000556030427105725" calcext:value-type="float">
            <text:p>0.000556030427106</text:p>
          </table:table-cell>
          <table:table-cell office:value-type="float" office:value="0.000535331608261913" calcext:value-type="float">
            <text:p>0.000535331608262</text:p>
          </table:table-cell>
          <table:table-cell office:value-type="float" office:value="0.000300807878375053" calcext:value-type="float">
            <text:p>0.000300807878375</text:p>
          </table:table-cell>
        </table:table-row>
        <table:table-row table:style-name="ro1">
          <table:table-cell office:value-type="float" office:value="0.794176724210916" calcext:value-type="float">
            <text:p>0.794176724210916</text:p>
          </table:table-cell>
          <table:table-cell office:value-type="float" office:value="0.973698934540459" calcext:value-type="float">
            <text:p>0.973698934540459</text:p>
          </table:table-cell>
          <table:table-cell office:value-type="float" office:value="0.965593781262185" calcext:value-type="float">
            <text:p>0.965593781262185</text:p>
          </table:table-cell>
          <table:table-cell office:value-type="float" office:value="0.972067045951908" calcext:value-type="float">
            <text:p>0.972067045951908</text:p>
          </table:table-cell>
        </table:table-row>
        <table:table-row table:style-name="ro1">
          <table:table-cell office:value-type="float" office:value="0.959735260155533" calcext:value-type="float">
            <text:p>0.959735260155533</text:p>
          </table:table-cell>
          <table:table-cell table:number-columns-repeated="2" office:value-type="float" office:value="0.97752809125717" calcext:value-type="float">
            <text:p>0.97752809125717</text:p>
          </table:table-cell>
          <table:table-cell office:value-type="float" office:value="0.966666667693191" calcext:value-type="float">
            <text:p>0.966666667693191</text:p>
          </table:table-cell>
        </table:table-row>
        <table:table-row table:style-name="ro1">
          <table:table-cell office:value-type="float" office:value="0.948616602683911" calcext:value-type="float">
            <text:p>0.948616602683911</text:p>
          </table:table-cell>
          <table:table-cell office:value-type="float" office:value="0.975883330458759" calcext:value-type="float">
            <text:p>0.975883330458759</text:p>
          </table:table-cell>
          <table:table-cell office:value-type="float" office:value="0.977272718659917" calcext:value-type="float">
            <text:p>0.977272718659917</text:p>
          </table:table-cell>
          <table:table-cell office:value-type="float" office:value="0.95604396219804" calcext:value-type="float">
            <text:p>0.95604396219804</text:p>
          </table:table-cell>
        </table:table-row>
        <table:table-row table:style-name="ro1">
          <table:table-cell office:value-type="float" office:value="0.000451987114502117" calcext:value-type="float">
            <text:p>0.000451987114502</text:p>
          </table:table-cell>
          <table:table-cell office:value-type="float" office:value="0.000389860913855955" calcext:value-type="float">
            <text:p>0.000389860913856</text:p>
          </table:table-cell>
          <table:table-cell office:value-type="float" office:value="0.000476668967166915" calcext:value-type="float">
            <text:p>0.000476668967167</text:p>
          </table:table-cell>
          <table:table-cell office:value-type="float" office:value="0.000573395809624344" calcext:value-type="float">
            <text:p>0.000573395809624</text:p>
          </table:table-cell>
        </table:table-row>
        <table:table-row table:style-name="ro1">
          <table:table-cell office:value-type="float" office:value="0.000386495667044073" calcext:value-type="float">
            <text:p>0.000386495667044</text:p>
          </table:table-cell>
          <table:table-cell office:value-type="float" office:value="0.000267281284322962" calcext:value-type="float">
            <text:p>0.000267281284323</text:p>
          </table:table-cell>
          <table:table-cell office:value-type="float" office:value="0.000566641800105572" calcext:value-type="float">
            <text:p>0.000566641800106</text:p>
          </table:table-cell>
          <table:table-cell office:value-type="float" office:value="0.000580088410060853" calcext:value-type="float">
            <text:p>0.000580088410061</text:p>
          </table:table-cell>
        </table:table-row>
        <table:table-row table:style-name="ro1">
          <table:table-cell office:value-type="float" office:value="0.000707691709976643" calcext:value-type="float">
            <text:p>0.000707691709977</text:p>
          </table:table-cell>
          <table:table-cell office:value-type="float" office:value="0.000254170008702204" calcext:value-type="float">
            <text:p>0.000254170008702</text:p>
          </table:table-cell>
          <table:table-cell office:value-type="float" office:value="0.00024967294302769" calcext:value-type="float">
            <text:p>0.000249672943028</text:p>
          </table:table-cell>
          <table:table-cell office:value-type="float" office:value="0.00053276150720194" calcext:value-type="float">
            <text:p>0.000532761507202</text:p>
          </table:table-cell>
        </table:table-row>
        <table:table-row table:style-name="ro1">
          <table:table-cell office:value-type="float" office:value="0.056872037966152" calcext:value-type="float">
            <text:p>0.056872037966152</text:p>
          </table:table-cell>
          <table:table-cell office:value-type="float" office:value="0" calcext:value-type="float">
            <text:p>0</text:p>
          </table:table-cell>
          <table:table-cell office:value-type="float" office:value="0.309859158852027" calcext:value-type="float">
            <text:p>0.309859158852027</text:p>
          </table:table-cell>
          <table:table-cell office:value-type="float" office:value="0.868175768245366" calcext:value-type="float">
            <text:p>0.868175768245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9286771804098" calcext:value-type="float">
            <text:p>0.759286771804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1881190923461" calcext:value-type="float">
            <text:p>0.81188119092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142853522787" calcext:value-type="float">
            <text:p>0.937142853522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5:46:44.218825484</meta:creation-date>
    <dc:date>2023-09-22T16:43:50.495286942</dc:date>
    <meta:editing-duration>PT57M5S</meta:editing-duration>
    <meta:editing-cycles>3</meta:editing-cycles>
    <meta:generator>LibreOffice/6.0.7.3$Linux_X86_64 LibreOffice_project/00m0$Build-3</meta:generator>
    <meta:document-statistic meta:table-count="1" meta:cell-count="172" meta:object-count="0"/>
  </office:meta>
</office:document-meta>
</file>